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.049cm" fo:padding-right="0.049cm" fo:padding-top="0.499cm" fo:padding-bottom="0.049cm" fo:border-left="none" fo:border-right="none" fo:border-top="2.01pt solid #b2b2b2" fo:border-bottom="none" style:shadow="none"/>
      <style:text-properties officeooo:rsid="00088c93" officeooo:paragraph-rsid="00088c93"/>
    </style:style>
    <style:style style:name="P2" style:family="paragraph" style:parent-style-name="Footer">
      <style:paragraph-properties fo:text-align="center" style:justify-single-word="false" fo:padding-left="0.049cm" fo:padding-right="0.049cm" fo:padding-top="0.7cm" fo:padding-bottom="0.049cm" fo:border-left="none" fo:border-right="none" fo:border-top="3pt solid #b2b2b2" fo:border-bottom="none" style:shadow="none">
        <style:tab-stops>
          <style:tab-stop style:position="8.5cm" style:type="center"/>
          <style:tab-stop style:position="12.991cm"/>
          <style:tab-stop style:position="17cm" style:type="right"/>
        </style:tab-stops>
      </style:paragraph-properties>
      <style:text-properties fo:font-weight="bold" officeooo:rsid="0009d24d" officeooo:paragraph-rsid="0009d24d" style:font-weight-asian="bold" style:font-weight-complex="bold"/>
    </style:style>
    <style:style style:name="P3" style:family="paragraph" style:parent-style-name="Text_20_body">
      <style:text-properties officeooo:rsid="000b577a" officeooo:paragraph-rsid="000b577a"/>
    </style:style>
    <style:style style:name="P4" style:family="paragraph" style:parent-style-name="Text_20_body">
      <style:text-properties officeooo:rsid="000e3aad" officeooo:paragraph-rsid="000e3aad"/>
    </style:style>
    <style:style style:name="P5" style:family="paragraph" style:parent-style-name="Text_20_body">
      <style:text-properties officeooo:rsid="001023b9" officeooo:paragraph-rsid="001023b9"/>
    </style:style>
    <style:style style:name="P6" style:family="paragraph" style:parent-style-name="Title">
      <style:paragraph-properties fo:margin-top="5.001cm" fo:margin-bottom="0.21cm" loext:contextual-spacing="false"/>
    </style:style>
    <style:style style:name="P7" style:family="paragraph" style:parent-style-name="Text_20_body" style:list-style-name="L1">
      <style:text-properties officeooo:rsid="000e3aad" officeooo:paragraph-rsid="000e3aad"/>
    </style:style>
    <style:style style:name="P8" style:family="paragraph" style:parent-style-name="Text_20_body" style:list-style-name="L1">
      <style:text-properties officeooo:rsid="000e8180" officeooo:paragraph-rsid="000e8180"/>
    </style:style>
    <style:style style:name="P9" style:family="paragraph" style:parent-style-name="Text_20_body" style:list-style-name="L2">
      <style:text-properties officeooo:rsid="001023b9" officeooo:paragraph-rsid="001023b9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0db16e"/>
    </style:style>
    <style:style style:name="T2" style:family="text">
      <style:text-properties officeooo:rsid="001208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88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ymTest2</text:p>
      <text:p text:style-name="Subtitle">Техническое задание</text:p>
      <text:p text:style-name="Standard"/>
      <text:h text:style-name="P10" text:outline-level="1">Цель</text:h>
      <text:p text:style-name="P3">Цель реализации проекта SymTest2 — разработать прототип базового веб-приложения на основе фреймворка Symfony 4.x, полностью соответствующего по архитектуре документу Best Practice этого фреймворка и содержащий необходимый набор базовых функций и компонент для дальнейшего его использования в качестве базы в прикладных веб-приложениях. Окончательный результат может быть оформлен в <text:span text:style-name="T1">форме </text:span>приложени<text:span text:style-name="T1">я</text:span> Sym<text:span text:style-name="T4">Test2</text:span> с документацией приемлемого качества, который может быть опубликован для свободного использования, как продукт OpenSource.</text:p>
      <text:h text:style-name="Heading_20_1" text:outline-level="1">Технологии</text:h>
      <text:p text:style-name="P4">В прототипе для последующего использования в разработке приложений на его базе должны быть доступны следующие технологии и компоненты:</text:p>
      <text:list xml:id="list2719412685" text:style-name="L1">
        <text:list-item>
          <text:p text:style-name="P7">Фреймворк Symfony 4 — как основа всего решения</text:p>
        </text:list-item>
        <text:list-item>
          <text:p text:style-name="P7">Фреймворк Bootstrap 4 — для оформления front-end</text:p>
        </text:list-item>
        <text:list-item>
          <text:p text:style-name="P7">Шаблонизатор Twig 2 — шаблоны для всех экранных форм</text:p>
        </text:list-item>
        <text:list-item>
          <text:p text:style-name="P7">Компоненты Symfony стандартные:</text:p>
          <text:list>
            <text:list-item>
              <text:p text:style-name="P7">Forms</text:p>
            </text:list-item>
          </text:list>
        </text:list-item>
        <text:list-item>
          <text:p text:style-name="P7">Дополнительные (сторонние) компоненты Symfony</text:p>
          <text:list>
            <text:list-item>
              <text:p text:style-name="P7">KNP menu</text:p>
            </text:list-item>
          </text:list>
        </text:list-item>
        <text:list-item>
          <text:p text:style-name="P8">Базовый набор готовых экранных форм для прототипирования веб-приложения</text:p>
        </text:list-item>
      </text:list>
      <text:h text:style-name="Heading_20_1" text:outline-level="1">Этапы</text:h>
      <text:p text:style-name="P5">Реализация проекта разбита на последовательные этапы, по результатам каждого из которых выпускается промежуточная версия, которая должна являться полнофункциональным решением на соответствующем подмножестве компонент, перечисленных в предыдущем разделе.</text:p>
      <text:p text:style-name="P5">Этапы-версии:</text:p>
      <text:list xml:id="list521066015" text:style-name="L2">
        <text:list-item>
          <text:p text:style-name="P9"><text:span text:style-name="T3">Версия 0.1</text:span> <text:span text:style-name="T2">Скелетон программы, имеющий в своём составе ВСЕ необходимые компоненты, но без реализованного функционала на их базе. Последующие версии отличаются поэтапной реализацией </text:span><text:soft-page-break/><text:span text:style-name="T2">дополнительного функционала на базе этих включённых в состав продукта компонент.</text:span></text:p>
        </text:list-item>
        <text:list-item>
          <text:p text:style-name="P9">Версия 0.2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loext:contextual-spacing="false"/>
      <style:text-properties style:font-name="DejaVu Sans" fo:font-family="'DejaVu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99cm" fo:margin-bottom="0cm" loext:contextual-spacing="false" fo:line-height="120%" style:page-number="auto" style:shadow="none"/>
      <style:text-properties style:font-name="DejaVu Sans" fo:font-family="'DejaVu Sans'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.049cm" fo:padding-right="0.049cm" fo:padding-top="0.499cm" fo:padding-bottom="0.049cm" fo:border-left="none" fo:border-right="none" fo:border-top="2.01pt solid #b2b2b2" fo:border-bottom="none" style:shadow="none"/>
      <style:text-properties officeooo:rsid="00088c93" officeooo:paragraph-rsid="00088c93"/>
    </style:style>
    <style:style style:name="MP2" style:family="paragraph" style:parent-style-name="Footer">
      <style:paragraph-properties fo:text-align="center" style:justify-single-word="false" fo:padding-left="0.049cm" fo:padding-right="0.049cm" fo:padding-top="0.7cm" fo:padding-bottom="0.049cm" fo:border-left="none" fo:border-right="none" fo:border-top="3pt solid #b2b2b2" fo:border-bottom="none" style:shadow="none">
        <style:tab-stops>
          <style:tab-stop style:position="8.5cm" style:type="center"/>
          <style:tab-stop style:position="12.991cm"/>
          <style:tab-stop style:position="17cm" style:type="right"/>
        </style:tab-stops>
      </style:paragraph-properties>
      <style:text-properties fo:font-weight="bold" officeooo:rsid="0009d24d" officeooo:paragraph-rsid="0009d24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Стр. <text:page-number text:select-page="current">3</text:page-number><text:s/>из <text:page-count>3</text:page-count></text:p>
      </style:footer>
      <loext:footer-first>
        <text:p text:style-name="MP2">Версия 0.1<text:tab/><text:tab/><text:date style:data-style-name="N81" text:date-value="2018-03-14T16:51:25.735455318" text:fixed="true">14. марта 2018</text:date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6.0.1.1$Linux_X86_64 LibreOffice_project/60bfb1526849283ce2491346ed2aa51c465abfe6</meta:generator>
    <dc:date>2018-03-14T19:21:24.793807490</dc:date>
    <dc:creator>Ivan Eduardovich Kachinskiy</dc:creator>
    <meta:editing-duration>PT29M51S</meta:editing-duration>
    <meta:editing-cycles>12</meta:editing-cycles>
    <meta:document-statistic meta:table-count="0" meta:image-count="0" meta:object-count="0" meta:page-count="3" meta:paragraph-count="21" meta:word-count="211" meta:character-count="1614" meta:non-whitespace-character-count="1431"/>
  </office:meta>
</office:document-meta>
</file>